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Droid Sans Devanagari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dbb6" loext:fill-use-slide-background="false" draw:textarea-horizontal-align="justify" draw:textarea-vertical-align="middle" draw:auto-grow-height="false" fo:min-height="1.494cm" fo:min-width="14.079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16.611cm" fo:padding-top="0.142cm" fo:padding-bottom="0.142cm" fo:padding-left="0.267cm" fo:padding-right="0.267cm" style:writing-mode="lr-tb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16.611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fill-color="#b4c7dc" loext:fill-use-slide-background="fals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29.565cm" fo:padding-top="0.142cm" fo:padding-bottom="0.142cm" fo:padding-left="0.267cm" fo:padding-right="0.267cm" style:writing-mode="lr-tb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29.565cm" fo:padding-top="0.142cm" fo:padding-bottom="0.142cm" fo:padding-left="0.267cm" fo:padding-right="0.267cm" style:writing-mode="lr-tb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11.515cm" fo:padding-top="0.142cm" fo:padding-bottom="0.142cm" fo:padding-left="0.267cm" fo:padding-right="0.267cm" style:writing-mode="lr-tb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11.515cm" fo:padding-top="0.142cm" fo:padding-bottom="0.142cm" fo:padding-left="0.267cm" fo:padding-right="0.267cm" style:writing-mode="lr-tb"/>
      <style:paragraph-properties style:writing-mode="lr-tb"/>
    </style:style>
    <style:style style:name="gr9" style:family="graphic">
      <style:graphic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383cm" fo:padding-top="0.142cm" fo:padding-bottom="0.142cm" fo:padding-left="0.267cm" fo:padding-right="0.267cm" style:writing-mode="lr-tb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0.81cm" fo:padding-top="0.142cm" fo:padding-bottom="0.142cm" fo:padding-left="0.267cm" fo:padding-right="0.267cm" style:writing-mode="lr-tb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584cm" fo:padding-top="0.142cm" fo:padding-bottom="0.142cm" fo:padding-left="0.267cm" fo:padding-right="0.267cm" style:writing-mode="lr-tb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b4c7dc" loext:fill-use-slide-background="fals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829cm" fo:padding-top="0.142cm" fo:padding-bottom="0.142cm" fo:padding-left="0.267cm" fo:padding-right="0.267cm" style:writing-mode="lr-tb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23.088cm" fo:padding-top="0.142cm" fo:padding-bottom="0.142cm" fo:padding-left="0.267cm" fo:padding-right="0.267cm" style:writing-mode="lr-tb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23.088cm" fo:padding-top="0.142cm" fo:padding-bottom="0.142cm" fo:padding-left="0.267cm" fo:padding-right="0.267cm" style:writing-mode="lr-tb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4.941cm" fo:padding-top="0.142cm" fo:padding-bottom="0.142cm" fo:padding-left="0.267cm" fo:padding-right="0.267cm" style:writing-mode="lr-tb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4.567cm" fo:padding-top="0.142cm" fo:padding-bottom="0.142cm" fo:padding-left="0.267cm" fo:padding-right="0.267cm" style:writing-mode="lr-tb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769cm" fo:padding-top="0.142cm" fo:padding-bottom="0.142cm" fo:padding-left="0.267cm" fo:padding-right="0.267cm" style:writing-mode="lr-tb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439cm" fo:padding-top="0.142cm" fo:padding-bottom="0.142cm" fo:padding-left="0.267cm" fo:padding-right="0.267cm" style:writing-mode="lr-tb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543cm" fo:padding-top="0.142cm" fo:padding-bottom="0.142cm" fo:padding-left="0.267cm" fo:padding-right="0.267cm" style:writing-mode="lr-tb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17.275cm" fo:padding-top="0.142cm" fo:padding-bottom="0.142cm" fo:padding-left="0.267cm" fo:padding-right="0.267cm" style:writing-mode="lr-tb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17.275cm" fo:padding-top="0.142cm" fo:padding-bottom="0.142cm" fo:padding-left="0.267cm" fo:padding-right="0.267cm" style:writing-mode="lr-tb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19.353cm" fo:padding-top="0.142cm" fo:padding-bottom="0.142cm" fo:padding-left="0.267cm" fo:padding-right="0.267cm" style:writing-mode="lr-tb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19.353cm" fo:padding-top="0.142cm" fo:padding-bottom="0.142cm" fo:padding-left="0.267cm" fo:padding-right="0.267cm" style:writing-mode="lr-tb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74cm" fo:padding-top="0.142cm" fo:padding-bottom="0.142cm" fo:padding-left="0.267cm" fo:padding-right="0.267cm" style:writing-mode="lr-tb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381cm" fo:padding-top="0.142cm" fo:padding-bottom="0.142cm" fo:padding-left="0.267cm" fo:padding-right="0.267cm" style:writing-mode="lr-tb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6.377cm" fo:padding-top="0.142cm" fo:padding-bottom="0.142cm" fo:padding-left="0.267cm" fo:padding-right="0.267cm" style:writing-mode="lr-tb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604cm" fo:padding-top="0.142cm" fo:padding-bottom="0.142cm" fo:padding-left="0.267cm" fo:padding-right="0.267cm" style:writing-mode="lr-tb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308cm" fo:padding-top="0.142cm" fo:padding-bottom="0.142cm" fo:padding-left="0.267cm" fo:padding-right="0.267cm" style:writing-mode="lr-tb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281cm" fo:padding-top="0.142cm" fo:padding-bottom="0.142cm" fo:padding-left="0.267cm" fo:padding-right="0.267cm" style:writing-mode="lr-tb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94cm" fo:padding-top="0.142cm" fo:padding-bottom="0.142cm" fo:padding-left="0.267cm" fo:padding-right="0.267cm" style:writing-mode="lr-tb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548cm" fo:padding-top="0.142cm" fo:padding-bottom="0.142cm" fo:padding-left="0.267cm" fo:padding-right="0.267cm" style:writing-mode="lr-tb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852cm" fo:padding-top="0.142cm" fo:padding-bottom="0.142cm" fo:padding-left="0.267cm" fo:padding-right="0.267cm" style:writing-mode="lr-tb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812cm" fo:padding-top="0.142cm" fo:padding-bottom="0.142cm" fo:padding-left="0.267cm" fo:padding-right="0.267cm" style:writing-mode="lr-tb"/>
      <style:paragraph-properties style:writing-mode="lr-tb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5.189cm" fo:padding-top="0.142cm" fo:padding-bottom="0.142cm" fo:padding-left="0.267cm" fo:padding-right="0.267cm" style:writing-mode="lr-tb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6.619cm" fo:padding-top="0.142cm" fo:padding-bottom="0.142cm" fo:padding-left="0.267cm" fo:padding-right="0.267cm" style:writing-mode="lr-tb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6.067cm" fo:padding-top="0.142cm" fo:padding-bottom="0.142cm" fo:padding-left="0.267cm" fo:padding-right="0.267cm" style:writing-mode="lr-tb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4.215cm" fo:padding-top="0.142cm" fo:padding-bottom="0.142cm" fo:padding-left="0.267cm" fo:padding-right="0.267cm" style:writing-mode="lr-tb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137cm" fo:padding-top="0.142cm" fo:padding-bottom="0.142cm" fo:padding-left="0.267cm" fo:padding-right="0.267cm" style:writing-mode="lr-tb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5.342cm" fo:padding-top="0.142cm" fo:padding-bottom="0.142cm" fo:padding-left="0.267cm" fo:padding-right="0.267cm" style:writing-mode="lr-tb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771cm" fo:padding-top="0.142cm" fo:padding-bottom="0.142cm" fo:padding-left="0.267cm" fo:padding-right="0.267cm" style:writing-mode="lr-tb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="solid" draw:fill-color="#ffdbb6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b4c7dc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>
      <loext:graphic-properties draw:fill="solid" draw:fill-color="#b4c7dc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>
      <style:paragraph-properties fo:margin-left="0.7cm" fo:margin-right="0cm" fo:text-align="center" fo:text-indent="-0.6cm"/>
      <style:text-properties fo:color="#000000" loext:opacity="100%"/>
    </style:style>
    <style:style style:name="P8" style:family="paragraph">
      <loext:graphic-properties draw:fill="solid" draw:fill-color="#b4c7dc"/>
      <style:paragraph-properties fo:margin-left="0.7cm" fo:margin-right="0cm" fo:text-align="center" fo:text-indent="-0.6cm" style:writing-mode="lr-tb"/>
      <style:text-properties fo:color="#000000" loext:opacity="100%" loext:color-lum-mod="100%" loext:color-lum-off="0%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solid" draw:fill-color="#b4c7dc"/>
      <style:paragraph-properties fo:margin-left="0.7cm" fo:margin-right="0cm" fo:text-align="center" fo:text-indent="-0.6cm" style:writing-mode="lr-tb"/>
      <style:text-properties fo:color="#000000" loext:opacity="100%" loext:color-lum-mod="100%" loext:color-lum-off="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>
      <style:paragraph-properties fo:margin-left="0.7cm" fo:margin-right="0cm" fo:text-align="start" fo:text-indent="-0.6cm"/>
      <style:text-properties fo:color="#000000" loext:opacity="100%"/>
    </style:style>
    <style:style style:name="P11" style:family="paragraph">
      <loext:graphic-properties draw:fill="solid" draw:fill-color="#b4c7dc"/>
      <style:paragraph-properties fo:margin-left="0.7cm" fo:margin-right="0cm" fo:text-align="start" fo:text-indent="-0.6cm" style:writing-mode="lr-tb"/>
      <style:text-properties fo:color="#000000" loext:opacity="100%" loext:color-lum-mod="100%" loext:color-lum-off="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13cm" svg:height="1.778cm" svg:x="9.143cm" svg:y="1.098cm">
          <text:p text:style-name="P1"><text:span text:style-name="T1">MAHASISWA </text:span><text:span text:style-name="T1">MAMPU </text:span><text:span text:style-name="T1">MENGGUNAKA</text:span><text:span text:style-name="T1">N METODE-</text:span><text:span text:style-name="T1">METODE </text:span><text:span text:style-name="T1">NUMERIK</text:span></text:p>
          <text:p text:style-name="P1"><text:span text:style-name="T1">DALAM </text:span><text:span text:style-name="T1">MENCARI </text:span><text:span text:style-name="T1">SOLUSI DARI </text:span><text:span text:style-name="T1">PERMASALAHA</text:span><text:span text:style-name="T1">N MATEMATIK.</text:span></text:p>
          <text:p text:style-name="P1"><text:span text:style-name="T1">(C3, A3, P3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145cm" svg:height="2.077cm" svg:x="7.877cm" svg:y="15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.145cm" svg:height="0.769cm" svg:x="7.877cm" svg:y="14.261cm">
          <text:p text:style-name="P1"><text:span text:style-name="T1">MANIPULASI GEOMETRI CITRA DIG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6.449cm" svg:y1="7.072cm" svg:x2="16.449cm" svg:y2="6.31cm">
          <text:p/>
        </draw:line>
        <draw:line draw:style-name="gr4" draw:text-style-name="P4" draw:layer="layout" svg:x1="16.449cm" svg:y1="10.666cm" svg:x2="16.449cm" svg:y2="9.904cm">
          <text:p/>
        </draw:line>
        <draw:line draw:style-name="gr4" draw:text-style-name="P4" draw:layer="layout" svg:x1="16.449cm" svg:y1="14.246cm" svg:x2="16.449cm" svg:y2="13.484cm">
          <text:p/>
        </draw:line>
        <draw:custom-shape draw:style-name="gr5" draw:text-style-name="P3" draw:layer="layout" svg:width="30.099cm" svg:height="2.077cm" svg:x="1.4cm" svg:y="7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0.099cm" svg:height="0.769cm" svg:x="1.4cm" svg:y="7.067cm">
          <text:p text:style-name="P1"><text:span text:style-name="T1">SEGMENTASI CITRA DIG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6.449cm" svg:y1="21.391cm" svg:x2="16.449cm" svg:y2="20.629cm">
          <text:p/>
        </draw:line>
        <draw:custom-shape draw:style-name="gr7" draw:text-style-name="P3" draw:layer="layout" svg:width="12.049cm" svg:height="2.077cm" svg:x="10.425cm" svg:y="2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2.049cm" svg:height="0.769cm" svg:x="10.425cm" svg:y="21.391cm">
          <text:p text:style-name="P1"><text:span text:style-name="T1">FILTERASI CITRA </text:span><text:span text:style-name="T1">DIG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9">
          <draw:custom-shape draw:style-name="gr10" draw:text-style-name="P3" draw:layer="layout" svg:width="2.917cm" svg:height="1.27cm" svg:x="14.065cm" svg:y="22.537cm">
            <text:p text:style-name="P1"><text:span text:style-name="T1">Intensity</text:span></text:p>
            <text:p text:style-name="P1"><text:span text:style-name="T1">Quantiz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344cm" svg:height="1.27cm" svg:x="17.732cm" svg:y="22.537cm">
            <text:p text:style-name="P1"><text:span text:style-name="T1">FF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118cm" svg:height="1.27cm" svg:x="19.814cm" svg:y="22.537cm">
            <text:p text:style-name="P5"><text:span text:style-name="T2">Filtering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16.975cm" svg:y1="23.172cm" svg:x2="17.737cm" svg:y2="23.172cm">
            <text:p/>
          </draw:line>
          <draw:line draw:style-name="gr13" draw:text-style-name="P4" draw:layer="layout" svg:x1="19.08cm" svg:y1="23.172cm" svg:x2="19.842cm" svg:y2="23.172cm">
            <text:p/>
          </draw:line>
          <draw:g draw:style-name="gr9">
            <draw:custom-shape draw:style-name="gr14" draw:text-style-name="P3" draw:layer="layout" svg:width="2.363cm" svg:height="1.27cm" svg:x="10.966cm" svg:y="22.54cm">
              <text:p text:style-name="P1"><text:span text:style-name="T1">Spatial</text:span></text:p>
              <text:p text:style-name="P1"><text:span text:style-name="T1">Sampling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4" draw:layer="layout" svg:x1="13.304cm" svg:y1="23.172cm" svg:x2="14.066cm" svg:y2="23.172cm">
            <text:p/>
          </draw:line>
        </draw:g>
        <draw:custom-shape draw:style-name="gr15" draw:text-style-name="P3" draw:layer="layout" svg:width="23.622cm" svg:height="2.077cm" svg:x="4.638cm" svg:y="18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3.622cm" svg:height="0.769cm" svg:x="4.638cm" svg:y="17.817cm">
          <text:p text:style-name="P1"><text:span text:style-name="T1">PERBAIKAN CITRA DIG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9">
          <draw:custom-shape draw:style-name="gr17" draw:text-style-name="P3" draw:layer="layout" svg:width="5.475cm" svg:height="1.27cm" svg:x="10.874cm" svg:y="18.982cm">
            <text:p text:style-name="P1"><text:span text:style-name="T1">Histogram processing,</text:span></text:p>
            <text:p text:style-name="P1"><text:span text:style-name="T1">equalization, and matching</text:span></text:p>
            <draw:enhanced-geometry svg:viewBox="0 0 21600 21600" draw:type="rectangle" draw:enhanced-path="M 0 0 L 21600 0 21600 21600 0 21600 0 0 Z N"/>
          </draw:custom-shape>
          <draw:g draw:style-name="gr9">
            <draw:custom-shape draw:style-name="gr18" draw:text-style-name="P3" draw:layer="layout" svg:width="5.101cm" svg:height="1.27cm" svg:x="5.057cm" svg:y="18.982cm">
              <text:p text:style-name="P1"><text:span text:style-name="T1">Point-wise intensity</text:span></text:p>
              <text:p text:style-name="P1"><text:span text:style-name="T1">and pixel transformation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4" draw:layer="layout" svg:x1="10.168cm" svg:y1="19.617cm" svg:x2="10.891cm" svg:y2="19.617cm">
            <text:p/>
          </draw:line>
          <draw:custom-shape draw:style-name="gr19" draw:text-style-name="P3" draw:layer="layout" svg:width="4.303cm" svg:height="1.27cm" svg:x="17.046cm" svg:y="18.982cm">
            <text:p text:style-name="P1"><text:span text:style-name="T1">Linear and non-linear</text:span></text:p>
            <text:p text:style-name="P1"><text:span text:style-name="T1">noise smoothing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16.353cm" svg:y1="19.617cm" svg:x2="17.076cm" svg:y2="19.617cm">
            <text:p/>
          </draw:line>
          <draw:custom-shape draw:style-name="gr20" draw:text-style-name="P3" draw:layer="layout" svg:width="1.973cm" svg:height="1.27cm" svg:x="22.076cm" svg:y="18.982cm">
            <text:p text:style-name="P1"><text:span text:style-name="T1">Image</text:span></text:p>
            <text:p text:style-name="P1"><text:span text:style-name="T1">gradient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21.353cm" svg:y1="19.617cm" svg:x2="22.076cm" svg:y2="19.617cm">
            <text:p/>
          </draw:line>
          <draw:custom-shape draw:style-name="gr21" draw:text-style-name="P3" draw:layer="layout" svg:width="3.077cm" svg:height="1.27cm" svg:x="24.764cm" svg:y="18.982cm">
            <text:p text:style-name="P1"><text:span text:style-name="T1">Sharpen/</text:span></text:p>
            <text:p text:style-name="P1"><text:span text:style-name="T1">unsharp mask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24.041cm" svg:y1="19.617cm" svg:x2="24.764cm" svg:y2="19.617cm">
            <text:p/>
          </draw:line>
        </draw:g>
        <draw:custom-shape draw:style-name="gr22" draw:text-style-name="P3" draw:layer="layout" svg:width="17.809cm" svg:height="2.077cm" svg:x="7.545cm" svg:y="11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7.809cm" svg:height="0.769cm" svg:x="7.545cm" svg:y="10.666cm">
          <text:p text:style-name="P1"><text:span text:style-name="T1">EKSTRAKSI FITUR DAN DESKRIPTOR CITRA DIG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6.449cm" svg:y1="17.816cm" svg:x2="16.449cm" svg:y2="17.054cm">
          <text:p/>
        </draw:line>
        <draw:line draw:style-name="gr4" draw:text-style-name="P4" draw:layer="layout" svg:x1="16.449cm" svg:y1="3.489cm" svg:x2="16.449cm" svg:y2="2.727cm">
          <text:p/>
        </draw:line>
        <draw:custom-shape draw:style-name="gr24" draw:text-style-name="P3" draw:layer="layout" svg:width="19.887cm" svg:height="2.077cm" svg:x="6.506cm" svg:y="4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19.887cm" svg:height="0.769cm" svg:x="6.506cm" svg:y="3.484cm">
          <text:p text:style-name="P1"><text:span text:style-name="T1">MACHINE LEARNING PADA PENGOLAHAN CITRA DIG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9">
          <draw:g draw:style-name="gr9">
            <draw:custom-shape draw:style-name="gr26" draw:text-style-name="P3" draw:layer="layout" svg:width="4.274cm" svg:height="1.27cm" svg:x="8.194cm" svg:y="15.425cm">
              <text:p text:style-name="P1"><text:span text:style-name="T1">Scikit-image</text:span></text:p>
              <text:p text:style-name="P1"><text:span text:style-name="T1">morphology modul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7" draw:text-style-name="P3" draw:layer="layout" svg:width="3.915cm" svg:height="1.27cm" svg:x="13.169cm" svg:y="15.425cm">
            <text:p text:style-name="P1"><text:span text:style-name="T1">Scikit-image</text:span></text:p>
            <text:p text:style-name="P1"><text:span text:style-name="T1">filter.rank module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12.463cm" svg:y1="16.06cm" svg:x2="13.186cm" svg:y2="16.06cm">
            <text:p/>
          </draw:line>
          <draw:custom-shape draw:style-name="gr28" draw:text-style-name="P3" draw:layer="layout" svg:width="6.911cm" svg:height="1.27cm" svg:x="17.793cm" svg:y="15.425cm">
            <text:p text:style-name="P1"><text:span text:style-name="T1">scipy.ndimage.morphology module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17.087cm" svg:y1="16.06cm" svg:x2="17.81cm" svg:y2="16.06cm">
            <text:p/>
          </draw:line>
        </draw:g>
        <draw:g draw:style-name="gr9">
          <draw:custom-shape draw:style-name="gr29" draw:text-style-name="P3" draw:layer="layout" svg:width="2.138cm" svg:height="1.27cm" svg:x="11.39cm" svg:y="11.813cm">
            <text:p text:style-name="P1"><text:span text:style-name="T1">Blob</text:span></text:p>
            <text:p text:style-name="P1"><text:span text:style-name="T1">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8" draw:layer="layout" svg:width="3.842cm" svg:height="1.27cm" svg:x="14.243cm" svg:y="11.813cm">
            <text:p text:style-name="P7"><text:span text:style-name="T3">Oriented Gradients</text:span></text:p>
            <text:p text:style-name="P7"><text:span text:style-name="T3">featu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4" draw:layer="layout" svg:x1="13.517cm" svg:y1="12.448cm" svg:x2="14.279cm" svg:y2="12.448cm">
            <text:p/>
          </draw:line>
          <draw:g draw:style-name="gr9">
            <draw:custom-shape draw:style-name="gr31" draw:text-style-name="P3" draw:layer="layout" svg:width="2.815cm" svg:height="1.27cm" svg:x="7.813cm" svg:y="11.813cm">
              <text:p text:style-name="P1"><text:span text:style-name="T1">Harris corner</text:span></text:p>
              <text:p text:style-name="P1"><text:span text:style-name="T1">featur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3" draw:text-style-name="P4" draw:layer="layout" svg:x1="10.628cm" svg:y1="12.448cm" svg:x2="11.39cm" svg:y2="12.448cm">
            <text:p/>
          </draw:line>
          <draw:custom-shape draw:style-name="gr32" draw:text-style-name="P8" draw:layer="layout" svg:width="3.474cm" svg:height="1.27cm" svg:x="18.809cm" svg:y="11.813cm">
            <text:p text:style-name="P7"><text:span text:style-name="T3">SIFT, ORB, and</text:span></text:p>
            <text:p text:style-name="P7"><text:span text:style-name="T3">BRIEF featu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4" draw:layer="layout" svg:x1="18.068cm" svg:y1="12.448cm" svg:x2="18.83cm" svg:y2="12.448cm">
            <text:p/>
          </draw:line>
          <draw:custom-shape draw:style-name="gr33" draw:text-style-name="P8" draw:layer="layout" svg:width="2.082cm" svg:height="1.27cm" svg:x="23.003cm" svg:y="11.813cm">
            <text:p text:style-name="P7"><text:span text:style-name="T3">Haar-like</text:span></text:p>
            <text:p text:style-name="P7"><text:span text:style-name="T3">featu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4" draw:layer="layout" svg:x1="22.262cm" svg:y1="12.448cm" svg:x2="23.024cm" svg:y2="12.448cm">
            <text:p/>
          </draw:line>
        </draw:g>
        <draw:g draw:style-name="gr9">
          <draw:custom-shape draw:style-name="gr34" draw:text-style-name="P6" draw:layer="layout" svg:width="2.386cm" svg:height="1.27cm" svg:x="1.854cm" svg:y="8.215cm">
            <text:p text:style-name="P5"><text:span text:style-name="T2">H</text:span><text:span text:style-name="T2">o</text:span><text:span text:style-name="T2">u</text:span><text:span text:style-name="T2">g</text:span><text:span text:style-name="T2">h</text:span></text:p>
            <text:p text:style-name="P5"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9" draw:layer="layout" svg:width="4.346cm" svg:height="1.27cm" svg:x="4.981cm" svg:y="8.215cm">
            <text:p text:style-name="P7"><text:span text:style-name="T3">Thresholding and</text:span></text:p>
            <text:p text:style-name="P7"><text:span text:style-name="T3">Otsu's segmentation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4.223cm" svg:y1="8.85cm" svg:x2="4.985cm" svg:y2="8.85cm">
            <text:p/>
          </draw:line>
          <draw:custom-shape draw:style-name="gr36" draw:text-style-name="P9" draw:layer="layout" svg:width="5.723cm" svg:height="1.27cm" svg:x="10.081cm" svg:y="8.215cm">
            <text:p text:style-name="P7"><text:span text:style-name="T3">E</text:span><text:span text:style-name="T3">d</text:span><text:span text:style-name="T3">g</text:span><text:span text:style-name="T3">e</text:span><text:span text:style-name="T3">s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/</text:span></text:p>
            <text:p text:style-name="P7"><text:span text:style-name="T3">r</text:span><text:span text:style-name="T3">e</text:span><text:span text:style-name="T3">g</text:span><text:span text:style-name="T3">i</text:span><text:span text:style-name="T3">o</text:span><text:span text:style-name="T3">n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e</text:span><text:span text:style-name="T3">g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9.323cm" svg:y1="8.85cm" svg:x2="10.085cm" svg:y2="8.85cm">
            <text:p/>
          </draw:line>
          <draw:custom-shape draw:style-name="gr37" draw:text-style-name="P9" draw:layer="layout" svg:width="7.153cm" svg:height="1.27cm" svg:x="16.525cm" svg:y="8.215cm">
            <text:p text:style-name="P7"><text:span text:style-name="T3">Felzenszwalb, </text:span><text:span text:style-name="T3">SLIC, </text:span><text:span text:style-name="T3">QuickShift,</text:span></text:p>
            <text:p text:style-name="P7"><text:span text:style-name="T3">and Compact </text:span><text:span text:style-name="T3">Watershed </text:span><text:span text:style-name="T3">algorithms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15.767cm" svg:y1="8.85cm" svg:x2="16.529cm" svg:y2="8.85cm">
            <text:p/>
          </draw:line>
          <draw:custom-shape draw:style-name="gr36" draw:text-style-name="P9" draw:layer="layout" svg:width="5.723cm" svg:height="1.27cm" svg:x="10.081cm" svg:y="8.215cm">
            <text:p text:style-name="P7"><text:span text:style-name="T3">Edges-based/</text:span></text:p>
            <text:p text:style-name="P7"><text:span text:style-name="T3">region-based segmentation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9.323cm" svg:y1="8.85cm" svg:x2="10.085cm" svg:y2="8.85cm">
            <text:p/>
          </draw:line>
          <draw:custom-shape draw:style-name="gr38" draw:text-style-name="P9" draw:layer="layout" svg:width="6.601cm" svg:height="1.27cm" svg:x="24.443cm" svg:y="8.215cm">
            <text:p text:style-name="P7"><text:span text:style-name="T3">Active contours, morphological</text:span></text:p>
            <text:p text:style-name="P7"><text:span text:style-name="T3">snakes, and GrabCut algorithms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23.685cm" svg:y1="8.85cm" svg:x2="24.447cm" svg:y2="8.85cm">
            <text:p/>
          </draw:line>
        </draw:g>
        <draw:g draw:style-name="gr9">
          <draw:custom-shape draw:style-name="gr39" draw:text-style-name="P11" draw:layer="layout" svg:width="4.749cm" svg:height="1.27cm" svg:x="6.88cm" svg:y="4.631cm">
            <text:p text:style-name="P10"><text:span text:style-name="T3">Supervised versus</text:span></text:p>
            <text:p text:style-name="P10"><text:span text:style-name="T3">unsupervised learn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1" draw:layer="layout" svg:width="3.671cm" svg:height="1.27cm" svg:x="12.48cm" svg:y="4.631cm">
            <text:p text:style-name="P10"><text:span text:style-name="T3">clustering, PCA,</text:span></text:p>
            <text:p text:style-name="P10"><text:span text:style-name="T3">and eigenfaces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11.627cm" svg:y1="5.266cm" svg:x2="12.484cm" svg:y2="5.266cm">
            <text:p/>
          </draw:line>
          <draw:custom-shape draw:style-name="gr41" draw:text-style-name="P9" draw:layer="layout" svg:width="5.876cm" svg:height="1.27cm" svg:x="16.993cm" svg:y="4.631cm">
            <text:p text:style-name="P7"><text:span text:style-name="T3">I</text:span><text:span text:style-name="T3">m</text:span><text:span text:style-name="T3">a</text:span><text:span text:style-name="T3">g</text:span><text:span text:style-name="T3">e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/text:p>
            <text:p text:style-name="P7"><text:span text:style-name="T3">t</text:span><text:span text:style-name="T3">h</text:span><text:span text:style-name="T3">e</text:span><text:span text:style-name="T3"> </text:span><text:span text:style-name="T3">h</text:span><text:span text:style-name="T3">a</text:span><text:span text:style-name="T3">n</text:span><text:span text:style-name="T3">d</text:span><text:span text:style-name="T3">w</text:span><text:span text:style-name="T3">r</text:span><text:span text:style-name="T3">i</text:span><text:span text:style-name="T3">t</text:span><text:span text:style-name="T3">t</text:span><text:span text:style-name="T3">e</text:span><text:span text:style-name="T3">n</text:span><text:span text:style-name="T3"> </text:span><text:span text:style-name="T3">d</text:span><text:span text:style-name="T3">i</text:span><text:span text:style-name="T3">g</text:span><text:span text:style-name="T3">i</text:span><text:span text:style-name="T3">t</text:span><text:span text:style-name="T3">s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16.14cm" svg:y1="5.266cm" svg:x2="16.997cm" svg:y2="5.266cm">
            <text:p/>
          </draw:line>
          <draw:custom-shape draw:style-name="gr42" draw:text-style-name="P9" draw:layer="layout" svg:width="2.305cm" svg:height="1.27cm" svg:x="23.713cm" svg:y="4.631cm">
            <text:p text:style-name="P7"><text:span text:style-name="T3">Object</text:span></text:p>
            <text:p text:style-name="P7"><text:span text:style-name="T3">detecti</text:span><text:span text:style-name="T3">on</text:span></text:p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22.86cm" svg:y1="5.266cm" svg:x2="23.717cm" svg:y2="5.266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Droid Sans Devanagari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Lucida Sans Unicode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1pt" fo:language="en" fo:country="US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1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1pt" fo:language="en" fo:country="US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1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4pt" fo:language="en" fo:country="US" fo:font-weight="bold" style:letter-kerning="false" style:font-name-asian="Calibri1" style:font-family-asian="Calibri" style:font-pitch-asian="variable" style:font-size-asian="14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4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00%" fo:text-align="justify" style:text-autospace="none" style:writing-mode="lr-tb"/>
      <style:text-properties fo:color="#366091" loext:opacity="100%" loext:color-lum-mod="100%" loext:color-lum-off="0%" style:font-name="Cambria" fo:font-family="Cambria" style:font-family-generic="roman" style:font-pitch="variable" fo:font-size="9pt" fo:language="en" fo:country="US" fo:font-style="italic" style:letter-kerning="false" style:font-name-asian="Cambria1" style:font-family-asian="Cambria" style:font-pitch-asian="variable" style:font-size-asian="9pt" style:language-asian="en" style:country-asian="US" style:font-style-asian="italic" style:font-name-complex="Cambria" style:font-family-complex="Cambria" style:font-family-generic-complex="roman" style:font-pitch-complex="variable" style:font-size-complex="9pt" style:language-complex="ar" style:country-complex="SA" style:font-style-complex="italic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fo:font-weight="bold" style:letter-kerning="false" style:font-name-asian="Calibri1" style:font-family-asian="Calibri" style:font-pitch-asian="variable" style:font-size-asian="9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0pt" fo:language="en" fo:country="US" fo:font-weight="bold" style:letter-kerning="false" style:font-name-asian="Calibri1" style:font-family-asian="Calibri" style:font-pitch-asian="variable" style:font-size-asian="10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0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.995cm" fo:margin-bottom="0.623cm" fo:line-height="100%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n" fo:country="US" fo:font-style="italic" fo:font-weight="bold" style:letter-kerning="false" style:font-name-asian="Arial1" style:font-family-asian="Arial" style:font-pitch-asian="variable" style:font-size-asian="11pt" style:language-asian="en" style:country-asian="US" style:font-style-asian="italic" style:font-weight-asian="bold" style:font-name-complex="Arial" style:font-family-complex="Arial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eading_20_8" style:display-name="Heading 8" style:family="graphic">
      <style:graphic-properties style:writing-mode="lr-tb"/>
      <style:paragraph-properties fo:margin-top="0.995cm" fo:margin-bottom="0.623cm" fo:line-height="100%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n" fo:country="US" fo:font-style="italic" style:letter-kerning="false" style:font-name-asian="Arial1" style:font-family-asian="Arial" style:font-pitch-asian="variable" style:font-size-asian="11pt" style:language-asian="en" style:country-asian="US" style:font-style-asian="italic" style:font-name-complex="Arial" style:font-family-complex="Arial" style:font-family-generic-complex="roman" style:font-pitch-complex="variable" style:font-size-complex="11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.995cm" fo:margin-bottom="0.623cm" fo:line-height="100%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0.5pt" fo:language="en" fo:country="US" fo:font-style="italic" style:letter-kerning="false" style:font-name-asian="Arial1" style:font-family-asian="Arial" style:font-pitch-asian="variable" style:font-size-asian="10.5pt" style:language-asian="en" style:country-asian="US" style:font-style-asian="italic" style:font-name-complex="Arial" style:font-family-complex="Arial" style:font-family-generic-complex="roman" style:font-pitch-complex="variable" style:font-size-complex="10.5pt" style:language-complex="ar" style:country-complex="SA" style:font-style-complex="italic"/>
    </style:style>
    <style:style style:name="Numbering_20_Symbols" style:display-name="Numbering Symbols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9pt" style:font-name-complex="Liberation Serif1" style:font-family-complex="'Liberation Serif', 'Times New Roman'" style:font-family-generic-complex="roman" style:font-pitch-complex="variable" style:font-size-complex="9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fo:font-size="9pt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1pt" style:font-name-complex="Liberation Serif1" style:font-family-complex="'Liberation Serif', 'Times New Roman'" style:font-family-generic-complex="roman" style:font-pitch-complex="variable" style:font-size-complex="11pt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complex="Liberation Serif1" style:font-family-complex="'Liberation Serif', 'Times New Roman'" style:font-family-generic-complex="roman" style:font-pitch-complex="variable" style:font-size-complex="12pt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Internet_20_Link" style:display-name="Internet 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Table_20_Heading" style:display-name="Table Heading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fo:font-weight="bold" style:letter-kerning="false" style:font-name-asian="Calibri1" style:font-family-asian="Calibri" style:font-pitch-asian="variable" style:font-size-asian="9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0pt" fo:language="en" fo:country="US" fo:font-weight="bold" style:letter-kerning="false" style:font-name-asian="Calibri1" style:font-family-asian="Calibri" style:font-pitch-asian="variable" style:font-size-asian="10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0pt" fo:language="en" fo:country="US" style:letter-kerning="false" style:font-name-asian="Calibri1" style:font-family-asian="Calibri" style:font-pitch-asian="variable" style:font-size-asian="10pt" style:language-asian="en" style:country-asian="US" style:font-name-complex="Liberation Serif1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Tahoma" fo:font-family="Tahoma" style:font-family-generic="roman" style:font-pitch="variable" fo:font-size="8pt" fo:language="en" fo:country="US" style:letter-kerning="false" style:font-name-asian="Calibri1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line-height="100%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Heading" style:display-name="Contents Heading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0%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US" style:letter-kerning="false" style:font-name-asian="Noto Sans CJK SC1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line-height="100%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US" style:letter-kerning="false" style:font-name-asian="Noto Sans CJK SC1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Contents_20_9" style:display-name="Contents 9" style:family="graphic">
      <style:graphic-properties style:writing-mode="lr-tb"/>
      <style:paragraph-properties fo:margin-left="7.057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8" style:display-name="Contents 8" style:family="graphic">
      <style:graphic-properties style:writing-mode="lr-tb"/>
      <style:paragraph-properties fo:margin-left="6.174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7" style:display-name="Contents 7" style:family="graphic">
      <style:graphic-properties style:writing-mode="lr-tb"/>
      <style:paragraph-properties fo:margin-left="5.292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6" style:display-name="Contents 6" style:family="graphic">
      <style:graphic-properties style:writing-mode="lr-tb"/>
      <style:paragraph-properties fo:margin-left="4.408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5" style:display-name="Contents 5" style:family="graphic">
      <style:graphic-properties style:writing-mode="lr-tb"/>
      <style:paragraph-properties fo:margin-left="3.528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4" style:display-name="Contents 4" style:family="graphic">
      <style:graphic-properties style:writing-mode="lr-tb"/>
      <style:paragraph-properties fo:margin-left="2.644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3" style:display-name="Contents 3" style:family="graphic">
      <style:graphic-properties style:writing-mode="lr-tb"/>
      <style:paragraph-properties fo:margin-left="1.764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2" style:display-name="Contents 2" style:family="graphic">
      <style:graphic-properties style:writing-mode="lr-tb"/>
      <style:paragraph-properties fo:margin-left="0.88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1" style:display-name="Contents 1" style:family="graphic">
      <style:graphic-properties style:writing-mode="lr-tb"/>
      <style:paragraph-properties fo:margin-left="0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Endnote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0pt" fo:language="en" fo:country="US" style:letter-kerning="false" style:font-name-asian="Calibri1" style:font-family-asian="Calibri" style:font-pitch-asian="variable" style:font-size-asian="10pt" style:language-asian="en" style:country-asian="US" style:font-name-complex="Liberation Serif1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Footnote" style:family="graphic">
      <style:graphic-properties style:writing-mode="lr-tb"/>
      <style:paragraph-properties fo:margin-top="0cm" fo:margin-bottom="0.125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Intense_20_Quote" style:display-name="Intense Quote" style:family="graphic">
      <style:graphic-properties style:writing-mode="lr-tb"/>
      <style:paragraph-properties fo:margin-left="2.24cm" fo:margin-right="2.24cm" fo:margin-top="0cm" fo:margin-bottom="0.623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style-complex="italic"/>
    </style:style>
    <style:style style:name="Quote" style:family="graphic">
      <style:graphic-properties style:writing-mode="lr-tb"/>
      <style:paragraph-properties fo:margin-left="2.24cm" fo:margin-right="2.24cm" fo:margin-top="0.178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style-complex="italic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aption" style:family="graphic">
      <style:graphic-properties style:writing-mode="lr-tb"/>
      <style:paragraph-properties fo:margin-top="0.178cm" fo:margin-bottom="0.178cm" fo:line-height="115%" fo:text-align="justify" style:text-autospace="none" style:writing-mode="lr-tb"/>
      <style:text-properties fo:color="#4f81bd" loext:opacity="100%" loext:color-lum-mod="100%" loext:color-lum-off="0%" style:font-name="Liberation Serif1" fo:font-family="'Liberation Serif', 'Times New Roman'" style:font-family-generic="roman" style:font-pitch="variable" fo:font-size="9pt" fo:language="en" fo:country="US" fo:font-weight="bold" style:letter-kerning="false" style:font-name-asian="Calibri1" style:font-family-asian="Calibri" style:font-pitch-asian="variable" style:font-size-asian="9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Lis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3.0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10T14:19:39.306959603</meta:creation-date>
    <dc:date>2023-07-21T10:29:02.153339344</dc:date>
    <dc:creator>Mifta Nur Farid</dc:creator>
    <meta:editing-duration>PT2H15M23S</meta:editing-duration>
    <meta:editing-cycles>15</meta:editing-cycles>
    <meta:generator>LibreOffice/7.5.3.2$Linux_X86_64 LibreOffice_project/50$Build-2</meta:generator>
    <dc:title>Peta Konsep Metode Numerik 2023</dc:title>
    <meta:document-statistic meta:object-count="77"/>
  </office:meta>
</office:document-meta>
</file>